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4bf" officeooo:paragraph-rsid="0006d4bf"/>
    </style:style>
    <style:style style:name="P2" style:family="paragraph" style:parent-style-name="Standard">
      <style:text-properties officeooo:rsid="0006d4bf" officeooo:paragraph-rsid="0008ab1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d4bf" officeooo:paragraph-rsid="0006d4bf" style:font-weight-asian="bold" style:font-weight-complex="bold"/>
    </style:style>
    <style:style style:name="P4" style:family="paragraph" style:parent-style-name="Standard">
      <style:text-properties fo:font-weight="bold" officeooo:rsid="0006d4bf" officeooo:paragraph-rsid="0006d4b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6d4bf" officeooo:paragraph-rsid="0006d4bf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8ab18" officeooo:paragraph-rsid="0008ab18"/>
    </style:style>
    <style:style style:name="P7" style:family="paragraph" style:parent-style-name="Standard">
      <style:paragraph-properties fo:text-align="end" style:justify-single-word="false"/>
      <style:text-properties officeooo:rsid="0006d4bf" officeooo:paragraph-rsid="0009b739" fo:background-color="#ffff00"/>
    </style:style>
    <style:style style:name="P8" style:family="paragraph" style:parent-style-name="Standard">
      <style:paragraph-properties fo:text-align="end" style:justify-single-word="false"/>
      <style:text-properties fo:color="#ffffff" fo:font-weight="bold" officeooo:rsid="0006d4bf" officeooo:paragraph-rsid="0009b739" fo:background-color="#000000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officeooo:rsid="0006d4bf" officeooo:paragraph-rsid="0009b739" fo:background-color="#66ff99"/>
    </style:style>
    <style:style style:name="T1" style:family="text">
      <style:text-properties officeooo:rsid="0008ab1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ab18" fo:background-color="#ffff00" loext:char-shading-value="0"/>
    </style:style>
    <style:style style:name="T4" style:family="text">
      <style:text-properties officeooo:rsid="0008ab18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ab18" style:font-weight-asian="bold" style:font-weight-complex="bold"/>
    </style:style>
    <style:style style:name="T8" style:family="text">
      <style:text-properties officeooo:rsid="0009b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<text:s text:c="2"/>GUERNON <text:s text:c="2"/>Patrice <text:s text:c="5"/>NOVEMBRE <text:s/>2016 </text:span></text:p>
      <text:p text:style-name="P7"/>
      <text:p text:style-name="P9">Projet OSCAR</text:p>
      <text:p text:style-name="P6">Protection <text:s/>par enveloppe SOLEAU</text:p>
      <text:p text:style-name="P6">Brevet en cours de dépot ! </text:p>
      <text:p text:style-name="P1"/>
      <text:p text:style-name="P1"/>
      <text:p text:style-name="P3">SPRINT X </text:p>
      <text:p text:style-name="P1"/>
      <text:p text:style-name="P5">PROJET BARRE NAVIGATION</text:p>
      <text:p text:style-name="P3"/>
      <text:p text:style-name="P5">Spec<text:span text:style-name="T8">ifications</text:span> fonctionnelle<text:span text:style-name="T8">s</text:span> <text:span text:style-name="T8">barre de navigation</text:span>: Scrolling type</text:p>
      <text:p text:style-name="P1"/>
      <text:p text:style-name="P1"><text:span text:style-name="T4">Préambule</text:span><text:span text:style-name="T5"> : « menu déroulant toujours au même endroit » :</text:span> </text:p>
      <text:p text:style-name="P1"/>
      <text:p text:style-name="P6">Si pointeur souris sur écran : scroll vertical classique.</text:p>
      <text:p text:style-name="P1"/>
      <text:p text:style-name="P6">Si pointeur sur nav bar :</text:p>
      <text:p text:style-name="P1"/>
      <text:p text:style-name="P1">Un effet de scrolling amènera dont le premier onglet au centre ou le second ou … </text:p>
      <text:p text:style-name="P1"/>
      <text:p text:style-name="P4">Barre de navigation comme un « carrousel ».</text:p>
      <text:p text:style-name="P1"/>
      <text:p text:style-name="P1">Le <text:span text:style-name="T6">mouvement</text:span> est donc <text:span text:style-name="T6">intuitif</text:span> <text:span text:style-name="T1">et </text:span><text:span text:style-name="T7">ergonomique</text:span>: le <text:span text:style-name="T1">mouvement de laroulette de la souris « </text:span>scroll » <text:span text:style-name="T1">permet de </text:span>parcour<text:span text:style-name="T1">ir</text:span> la barre de droite à gauche une fois placée au centre le choix soit en hover soit en onClick apparaît.</text:p>
      <text:p text:style-name="P1"/>
      <text:p text:style-name="P2">Nouveau scroll souris pour : </text:p>
      <text:p text:style-name="P2">- <text:span text:style-name="T1">soit </text:span>desc<text:span text:style-name="T1">e</text:span>ndre <text:span text:style-name="T1">avec pointeur</text:span></text:p>
      <text:p text:style-name="P2"/>
      <text:p text:style-name="P6">- soit utilisation même système pour amener choix vers pointeur.</text:p>
      <text:p text:style-name="P2"><text:s/></text:p>
      <text:p text:style-name="P2"><text:span text:style-name="T1">C</text:span>lick pour ouvrir nouvelle onglet/page.</text:p>
      <text:p text:style-name="P1"/>
      <text:p text:style-name="P2"><text:span text:style-name="T1">L</text:span>ors d’un clique sur un onglet de la nav bar : le menu déroulant sera toujours situé entre les zones gauches « dossier/recherche » et droite planning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03:03.229609979</meta:creation-date>
    <dc:date>2016-11-28T12:28:41.338372475</dc:date>
    <meta:editing-duration>PT2M57S</meta:editing-duration>
    <meta:editing-cycles>1</meta:editing-cycles>
    <meta:document-statistic meta:table-count="0" meta:image-count="0" meta:object-count="0" meta:page-count="1" meta:paragraph-count="19" meta:word-count="170" meta:character-count="1005" meta:non-whitespace-character-count="835"/>
    <meta:generator>LibreOffice/5.1.4.2$Linux_X86_64 LibreOffice_project/10m0$Build-2</meta:generator>
  </office:meta>
</office:document-meta>
</file>